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rray Operations in BASH</text:p>
      <text:p text:style-name="Preformatted_20_Text"/>
      <text:p text:style-name="Preformatted_20_Text">1) Declare an Array names of length 7 and find</text:p>
      <text:p text:style-name="Preformatted_20_Text"><text:s text:c="3"/>a. The total number of elements</text:p>
      <text:p text:style-name="Preformatted_20_Text"><text:s text:c="3"/>b. Print all the elements</text:p>
      <text:p text:style-name="P1"><text:s text:c="3"/>c. Print the 5th element</text:p>
      <text:p text:style-name="P1">god@god:~/Desktop$ gedit assignment3_5.sh &amp;</text:p>
      <text:p text:style-name="P1">[1] 3937</text:p>
      <text:p text:style-name="P1">god@god:~/Desktop$ chmod +x assignment3_5.sh</text:p>
      <text:p text:style-name="P1">god@god:~/Desktop$ ./assignment3_5.sh</text:p>
      <text:p text:style-name="P1">god@god:~/Desktop$ ./assignment3_5.sh nithis kumar sushil sudeeep siva bharathi shamyukth</text:p>
      <text:p text:style-name="P1">Total number of elements in names is : 7</text:p>
      <text:p text:style-name="P1"/>
      <text:p text:style-name="P1">All the elements are : nithis kumar sushil sudeeep siva bharathi shamyukth</text:p>
      <text:p text:style-name="P1"/>
      <text:p text:style-name="P1">The 5th element is : siva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5:52:45.544234079</meta:creation-date>
    <dc:date>2023-09-21T20:56:54.748641389</dc:date>
    <meta:editing-duration>PT24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78" meta:character-count="519" meta:non-whitespace-character-count="445"/>
  </office:meta>
</office:document-meta>
</file>